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, 'Source Code Pro', 'Droid Sans Mono', monospace, monospace, 'Droid Sans Fallback'"/>
    <style:font-face style:name="Lohit Devanagari1" svg:font-family="'Lohit Devanagari'"/>
    <style:font-face style:name="Fira Code1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1e4100" officeooo:paragraph-rsid="001e4100" fo:background-color="#fff200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22pt" fo:font-weight="normal" officeooo:rsid="001f0b04" officeooo:paragraph-rsid="001f0b04" fo:background-color="#fff200" style:font-size-asian="22pt" style:font-weight-asian="normal" style:font-size-complex="22pt" style:font-weight-complex="normal"/>
    </style:style>
    <style:style style:name="P3" style:family="paragraph" style:parent-style-name="Standard">
      <style:text-properties fo:font-size="22pt" fo:font-weight="normal" officeooo:rsid="00238a2a" officeooo:paragraph-rsid="00238a2a" fo:background-color="#fff200" style:font-size-asian="22pt" style:font-weight-asian="normal" style:font-size-complex="22pt" style:font-weight-complex="normal"/>
    </style:style>
    <style:style style:name="P4" style:family="paragraph" style:parent-style-name="Standard">
      <style:text-properties fo:font-size="10.5pt" fo:font-weight="normal" officeooo:rsid="001f0b04" officeooo:paragraph-rsid="001f0b04" fo:background-color="transparent" style:font-size-asian="9.14999961853027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rsid="001f0b04" officeooo:paragraph-rsid="00238a2a" fo:background-color="transparent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2pt" fo:font-weight="normal" officeooo:rsid="001f0b04" officeooo:paragraph-rsid="001f0b04" fo:background-color="transparent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0b04" officeooo:paragraph-rsid="001fc0f0" fo:background-color="transparent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0b04" officeooo:paragraph-rsid="00238a2a" fo:background-color="transparent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f0b04" officeooo:paragraph-rsid="00287b42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1680c" officeooo:paragraph-rsid="0021680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fc0f0" officeooo:paragraph-rsid="001fc0f0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style:line-height-at-least="0.2291in"/>
      <style:text-properties fo:color="#abb2bf" style:font-name="Fira Code" fo:font-size="12pt" fo:font-weight="normal" fo:background-color="#faa61a"/>
    </style:style>
    <style:style style:name="P13" style:family="paragraph" style:parent-style-name="Standard">
      <style:paragraph-properties style:line-height-at-least="0.2291in"/>
      <style:text-properties fo:color="#000000" style:font-name="Fira Code" fo:font-size="12pt" fo:font-weight="normal" fo:background-color="#faa61a"/>
    </style:style>
    <style:style style:name="P14" style:family="paragraph" style:parent-style-name="Standard">
      <style:text-properties fo:color="#000000" style:font-name="Fira Code" fo:font-size="12pt" fo:font-weight="normal" officeooo:rsid="001f0b04" officeooo:paragraph-rsid="00238a2a" fo:background-color="#fff45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Fira Code" fo:font-size="12pt" fo:font-weight="normal" officeooo:rsid="001f0b04" officeooo:paragraph-rsid="002b388a" fo:background-color="#fff45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2291in"/>
      <style:text-properties fo:color="#000000" style:font-name="Fira Code" fo:font-size="12pt" fo:font-weight="normal" officeooo:rsid="00299e8a" officeooo:paragraph-rsid="00332e30" fo:background-color="#fff45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2291in"/>
      <style:text-properties fo:color="#000000" style:font-name="Fira Code" fo:font-size="12pt" fo:font-weight="normal" fo:background-color="#fff450"/>
    </style:style>
    <style:style style:name="P18" style:family="paragraph" style:parent-style-name="Standard">
      <style:paragraph-properties style:line-height-at-least="0.2291in"/>
      <style:text-properties fo:color="#000000" style:font-name="Fira Code" fo:font-size="12pt" fo:font-weight="normal" officeooo:paragraph-rsid="002527c2" fo:background-color="#fff450"/>
    </style:style>
    <style:style style:name="P19" style:family="paragraph" style:parent-style-name="Standard">
      <style:paragraph-properties style:line-height-at-least="0.2291in"/>
      <style:text-properties fo:color="#000000" style:font-name="Fira Code" fo:font-size="12pt" fo:font-weight="normal" officeooo:paragraph-rsid="00273ef5" fo:background-color="#fff450"/>
    </style:style>
    <style:style style:name="P20" style:family="paragraph" style:parent-style-name="Standard">
      <style:paragraph-properties style:line-height-at-least="0.2291in"/>
      <style:text-properties fo:color="#000000" style:font-name="Fira Code" fo:font-size="12pt" fo:font-weight="normal" officeooo:paragraph-rsid="002b388a" fo:background-color="#fff450"/>
    </style:style>
    <style:style style:name="P21" style:family="paragraph" style:parent-style-name="Standard">
      <style:text-properties fo:color="#000000" style:font-name="Fira Code" fo:font-size="12pt" fo:font-weight="normal" officeooo:rsid="00299e8a" officeooo:paragraph-rsid="00373e07" fo:background-color="#fff68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2291in"/>
      <style:text-properties fo:color="#000000" style:font-name="Fira Code" fo:font-size="12pt" fo:font-weight="normal" officeooo:rsid="007875da" officeooo:paragraph-rsid="007875da" fo:background-color="#fff68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2291in"/>
      <style:text-properties fo:color="#000000" style:font-name="Fira Code" fo:font-size="12pt" fo:font-weight="normal" fo:background-color="#fff685"/>
    </style:style>
    <style:style style:name="P24" style:family="paragraph" style:parent-style-name="Standard">
      <style:paragraph-properties style:line-height-at-least="0.2291in"/>
      <style:text-properties fo:color="#000000" style:font-name="Fira Code" fo:font-size="12pt" fo:font-weight="normal" officeooo:paragraph-rsid="0048bf29" fo:background-color="#fff685"/>
    </style:style>
    <style:style style:name="P25" style:family="paragraph" style:parent-style-name="Standard">
      <style:paragraph-properties style:line-height-at-least="0.2291in"/>
      <style:text-properties fo:color="#000000" style:font-name="Fira Code" fo:font-size="22pt" fo:font-weight="normal" officeooo:rsid="00238a2a" officeooo:paragraph-rsid="00287b42" fo:background-color="#fff200" style:font-size-asian="22pt" style:font-weight-asian="normal" style:font-size-complex="22pt" style:font-weight-complex="normal"/>
    </style:style>
    <style:style style:name="P26" style:family="paragraph" style:parent-style-name="Standard">
      <style:paragraph-properties style:line-height-at-least="0.2291in"/>
      <style:text-properties fo:color="#000000" style:font-name="Fira Code" fo:font-size="22pt" fo:font-weight="normal" officeooo:rsid="00343146" officeooo:paragraph-rsid="00343146" fo:background-color="#fff200" style:font-size-asian="22pt" style:font-weight-asian="normal" style:font-size-complex="22pt" style:font-weight-complex="normal"/>
    </style:style>
    <style:style style:name="P27" style:family="paragraph" style:parent-style-name="Standard">
      <style:paragraph-properties style:line-height-at-least="0.2291in"/>
      <style:text-properties fo:color="#000000" style:font-name="Fira Code" fo:font-size="22pt" fo:font-weight="normal" officeooo:rsid="00343146" officeooo:paragraph-rsid="003ac6bc" fo:background-color="#fff200" style:font-size-asian="22pt" style:font-weight-asian="normal" style:font-size-complex="22pt" style:font-weight-complex="normal"/>
    </style:style>
    <style:style style:name="P28" style:family="paragraph" style:parent-style-name="Standard">
      <style:paragraph-properties style:line-height-at-least="0.2291in"/>
      <style:text-properties fo:color="#000000" style:font-name="Fira Code" fo:font-size="22pt" fo:font-weight="normal" officeooo:rsid="00343146" officeooo:paragraph-rsid="00426306" fo:background-color="#fff200" style:font-size-asian="22pt" style:font-weight-asian="normal" style:font-size-complex="22pt" style:font-weight-complex="normal"/>
    </style:style>
    <style:style style:name="P29" style:family="paragraph" style:parent-style-name="Standard">
      <style:paragraph-properties style:line-height-at-least="0.2291in"/>
      <style:text-properties fo:color="#000000" style:font-name="Fira Code" fo:font-size="22pt" fo:font-weight="normal" officeooo:rsid="00453c64" officeooo:paragraph-rsid="00453c64" fo:background-color="#fff200" style:font-size-asian="22pt" style:font-weight-asian="normal" style:font-size-complex="22pt" style:font-weight-complex="normal"/>
    </style:style>
    <style:style style:name="P30" style:family="paragraph" style:parent-style-name="Standard">
      <style:paragraph-properties style:line-height-at-least="0.2291in"/>
      <style:text-properties fo:color="#000000" style:font-name="Fira Code" fo:font-size="22pt" fo:font-weight="normal" officeooo:rsid="004d770f" officeooo:paragraph-rsid="004d770f" fo:background-color="#fff200" style:font-size-asian="22pt" style:font-weight-asian="normal" style:font-size-complex="22pt" style:font-weight-complex="normal"/>
    </style:style>
    <style:style style:name="P31" style:family="paragraph" style:parent-style-name="Standard">
      <style:paragraph-properties style:line-height-at-least="0.2291in"/>
      <style:text-properties fo:color="#000000" style:font-name="Fira Code" fo:font-size="22pt" fo:font-weight="normal" officeooo:rsid="004d770f" officeooo:paragraph-rsid="005c2878" fo:background-color="#fff200" style:font-size-asian="22pt" style:font-weight-asian="normal" style:font-size-complex="22pt" style:font-weight-complex="normal"/>
    </style:style>
    <style:style style:name="P32" style:family="paragraph" style:parent-style-name="Standard">
      <style:paragraph-properties style:line-height-at-least="0.2291in"/>
      <style:text-properties fo:color="#000000" style:font-name="Fira Code" fo:font-size="22pt" fo:font-weight="normal" officeooo:rsid="005a7394" officeooo:paragraph-rsid="0058231f" fo:background-color="#fff200" style:font-size-asian="22pt" style:font-weight-asian="normal" style:font-size-complex="22pt" style:font-weight-complex="normal"/>
    </style:style>
    <style:style style:name="P33" style:family="paragraph" style:parent-style-name="Standard">
      <style:paragraph-properties style:line-height-at-least="0.2291in"/>
      <style:text-properties fo:color="#000000" style:font-name="Fira Code" fo:font-size="22pt" fo:font-weight="normal" officeooo:rsid="0069fe3e" officeooo:paragraph-rsid="0069fe3e" fo:background-color="#fff200" style:font-size-asian="22pt" style:font-weight-asian="normal" style:font-size-complex="22pt" style:font-weight-complex="normal"/>
    </style:style>
    <style:style style:name="P34" style:family="paragraph" style:parent-style-name="Standard">
      <style:paragraph-properties style:line-height-at-least="0.2291in"/>
      <style:text-properties fo:color="#000000" style:font-name="Fira Code" fo:font-size="22pt" fo:font-weight="normal" officeooo:rsid="00770edb" officeooo:paragraph-rsid="00770edb" fo:background-color="#fff200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style:line-height-at-least="0.2291in"/>
      <style:text-properties fo:color="#000000" style:font-name="Fira Code" fo:font-size="22pt" fo:font-weight="normal" officeooo:rsid="00770edb" officeooo:paragraph-rsid="007d0572" fo:background-color="#fff200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style:line-height-at-least="0.2291in"/>
      <style:text-properties fo:color="#000000" style:font-name="Fira Code" fo:font-size="20pt" fo:font-weight="normal" officeooo:rsid="00426306" officeooo:paragraph-rsid="00426306" fo:background-color="#fff200" style:font-size-asian="20pt" style:font-weight-asian="normal" style:font-size-complex="20pt" style:font-weight-complex="normal"/>
    </style:style>
    <style:style style:name="P37" style:family="paragraph" style:parent-style-name="Standard">
      <style:paragraph-properties style:line-height-at-least="0.2291in"/>
      <style:text-properties fo:color="#000000" style:font-name="Fira Code" fo:font-size="20pt" fo:font-weight="normal" officeooo:rsid="00453c64" officeooo:paragraph-rsid="00453c64" fo:background-color="#fff200" style:font-size-asian="20pt" style:font-weight-asian="normal" style:font-size-complex="20pt" style:font-weight-complex="normal"/>
    </style:style>
    <style:style style:name="P38" style:family="paragraph" style:parent-style-name="Standard">
      <style:paragraph-properties style:line-height-at-least="0.2291in"/>
      <style:text-properties fo:color="#000000" style:font-name="Fira Code1" fo:font-size="12pt" fo:font-weight="normal" officeooo:rsid="00332e30" officeooo:paragraph-rsid="00332e30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2291in"/>
      <style:text-properties fo:color="#000000" style:font-name="Fira Code1" fo:font-size="12pt" fo:font-weight="normal" officeooo:rsid="00335d60" officeooo:paragraph-rsid="00335d60" fo:background-color="transparent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2291in"/>
      <style:text-properties fo:color="#000000" style:font-name="Fira Code1" fo:font-size="12pt" fo:font-weight="normal" officeooo:rsid="0036ff09" officeooo:paragraph-rsid="0036ff09" fo:background-color="transparent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2291in"/>
      <style:text-properties fo:color="#000000" style:font-name="Fira Code1" fo:font-size="12pt" fo:font-weight="normal" officeooo:rsid="00382559" officeooo:paragraph-rsid="00382559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style:line-height-at-least="0.2291in"/>
      <style:text-properties fo:color="#000000" style:font-name="Fira Code1" fo:font-size="12pt" fo:font-weight="normal" officeooo:rsid="003b0080" officeooo:paragraph-rsid="003b0080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style:line-height-at-least="0.2291in"/>
      <style:text-properties fo:color="#000000" style:font-name="Fira Code1" fo:font-size="12pt" fo:font-weight="normal" officeooo:rsid="003cba08" officeooo:paragraph-rsid="003cba08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style:line-height-at-least="0.2291in"/>
      <style:text-properties fo:color="#000000" style:font-name="Fira Code1" fo:font-size="12pt" fo:font-weight="normal" officeooo:rsid="0040361f" officeooo:paragraph-rsid="0040361f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style:line-height-at-least="0.2291in"/>
      <style:text-properties fo:color="#000000" style:font-name="Fira Code1" fo:font-size="12pt" fo:font-weight="normal" officeooo:rsid="0040361f" officeooo:paragraph-rsid="00432604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style:line-height-at-least="0.2291in"/>
      <style:text-properties fo:color="#000000" style:font-name="Fira Code1" fo:font-size="12pt" fo:font-weight="normal" officeooo:rsid="0040361f" officeooo:paragraph-rsid="004a73f0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style:line-height-at-least="0.2291in"/>
      <style:text-properties fo:color="#000000" style:font-name="Fira Code1" fo:font-size="12pt" fo:font-weight="normal" officeooo:rsid="0040361f" officeooo:paragraph-rsid="004bed04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style:line-height-at-least="0.2291in"/>
      <style:text-properties fo:color="#000000" style:font-name="Fira Code1" fo:font-size="12pt" fo:font-weight="normal" officeooo:rsid="0040361f" officeooo:paragraph-rsid="005d391c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style:line-height-at-least="0.2291in"/>
      <style:text-properties fo:color="#000000" style:font-name="Fira Code1" fo:font-size="12pt" fo:font-weight="normal" officeooo:rsid="0041c749" officeooo:paragraph-rsid="0041c749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style:line-height-at-least="0.2291in"/>
      <style:text-properties fo:color="#000000" style:font-name="Fira Code1" fo:font-size="12pt" fo:font-weight="normal" officeooo:rsid="00487ff9" officeooo:paragraph-rsid="00487ff9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style:line-height-at-least="0.2291in"/>
      <style:text-properties fo:color="#000000" style:font-name="Fira Code1" fo:font-size="12pt" fo:font-weight="normal" officeooo:rsid="004a73f0" officeooo:paragraph-rsid="004a73f0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style:line-height-at-least="0.2291in"/>
      <style:text-properties fo:color="#000000" style:font-name="Fira Code1" fo:font-size="12pt" fo:font-weight="normal" officeooo:rsid="004bed04" officeooo:paragraph-rsid="004bed04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style:line-height-at-least="0.2291in"/>
      <style:text-properties fo:color="#000000" style:font-name="Fira Code1" fo:font-size="12pt" fo:font-weight="normal" officeooo:rsid="004f700f" officeooo:paragraph-rsid="004f700f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style:line-height-at-least="0.2291in"/>
      <style:text-properties fo:color="#000000" style:font-name="Fira Code1" fo:font-size="12pt" fo:font-weight="normal" officeooo:rsid="0050c0a0" officeooo:paragraph-rsid="0050c0a0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style:line-height-at-least="0.2291in"/>
      <style:text-properties fo:color="#000000" style:font-name="Fira Code1" fo:font-size="12pt" fo:font-weight="normal" officeooo:rsid="0051dd04" officeooo:paragraph-rsid="0051dd0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style:line-height-at-least="0.2291in"/>
      <style:text-properties fo:color="#000000" style:font-name="Fira Code1" fo:font-size="12pt" fo:font-weight="normal" officeooo:rsid="0053b019" officeooo:paragraph-rsid="0053b019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style:line-height-at-least="0.2291in"/>
      <style:text-properties fo:color="#000000" style:font-name="Fira Code1" fo:font-size="12pt" fo:font-weight="normal" officeooo:rsid="005d391c" officeooo:paragraph-rsid="005d391c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style:line-height-at-least="0.2291in"/>
      <style:text-properties fo:color="#000000" style:font-name="Fira Code1" fo:font-size="12pt" fo:font-weight="normal" officeooo:rsid="005d391c" officeooo:paragraph-rsid="0068a289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style:line-height-at-least="0.2291in"/>
      <style:text-properties fo:color="#000000" style:font-name="Fira Code1" fo:font-size="12pt" fo:font-weight="normal" officeooo:rsid="005dc354" officeooo:paragraph-rsid="005dc354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2291in"/>
      <style:text-properties fo:color="#000000" style:font-name="Fira Code1" fo:font-size="12pt" fo:font-weight="normal" officeooo:rsid="00638a68" officeooo:paragraph-rsid="00638a68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2291in"/>
      <style:text-properties fo:color="#000000" style:font-name="Fira Code1" fo:font-size="12pt" fo:font-weight="normal" officeooo:rsid="00656929" officeooo:paragraph-rsid="00656929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style:line-height-at-least="0.2291in"/>
      <style:text-properties fo:color="#000000" style:font-name="Fira Code1" fo:font-size="12pt" fo:font-weight="normal" officeooo:rsid="00656929" officeooo:paragraph-rsid="006aad42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style:line-height-at-least="0.2291in"/>
      <style:text-properties fo:color="#000000" style:font-name="Fira Code1" fo:font-size="12pt" fo:font-weight="normal" officeooo:rsid="00656929" officeooo:paragraph-rsid="00770edb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2291in"/>
      <style:text-properties fo:color="#000000" style:font-name="Fira Code1" fo:font-size="12pt" fo:font-weight="normal" officeooo:rsid="00672b5c" officeooo:paragraph-rsid="00672b5c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2291in"/>
      <style:text-properties fo:color="#000000" style:font-name="Fira Code1" fo:font-size="12pt" fo:font-weight="normal" officeooo:rsid="0068a289" officeooo:paragraph-rsid="0068a289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style:line-height-at-least="0.2291in"/>
      <style:text-properties fo:color="#000000" style:font-name="Fira Code1" fo:font-size="12pt" fo:font-weight="normal" officeooo:rsid="006aad42" officeooo:paragraph-rsid="006aad42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style:line-height-at-least="0.2291in"/>
      <style:text-properties fo:color="#000000" style:font-name="Fira Code1" fo:font-size="12pt" fo:font-weight="normal" officeooo:rsid="006b3dc4" officeooo:paragraph-rsid="006b3dc4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style:line-height-at-least="0.2291in"/>
      <style:text-properties fo:color="#000000" style:font-name="Fira Code1" fo:font-size="12pt" fo:font-weight="normal" officeooo:rsid="007182cd" officeooo:paragraph-rsid="007182cd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style:line-height-at-least="0.2291in"/>
      <style:text-properties fo:color="#000000" style:font-name="Fira Code1" fo:font-size="12pt" fo:font-weight="normal" officeooo:rsid="00728371" officeooo:paragraph-rsid="00728371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style:line-height-at-least="0.2291in"/>
      <style:text-properties fo:color="#000000" style:font-name="Fira Code1" fo:font-size="12pt" fo:font-weight="normal" officeooo:rsid="005951af" officeooo:paragraph-rsid="005951af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style:line-height-at-least="0.2291in"/>
      <style:text-properties fo:color="#000000" style:font-name="Fira Code1" fo:font-size="12pt" fo:font-weight="normal" officeooo:rsid="0058231f" officeooo:paragraph-rsid="0058231f" fo:background-color="transparent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style:line-height-at-least="0.2291in"/>
      <style:text-properties fo:color="#000000" style:font-name="Fira Code1" fo:font-size="12pt" fo:font-weight="normal" officeooo:rsid="00770edb" officeooo:paragraph-rsid="00770edb" fo:background-color="transparent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style:line-height-at-least="0.2291in"/>
      <style:text-properties fo:color="#000000" style:font-name="Fira Code1" fo:font-size="12pt" fo:font-weight="normal" officeooo:rsid="007875da" officeooo:paragraph-rsid="007875da" fo:background-color="transparent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style:line-height-at-least="0.2291in"/>
      <style:text-properties fo:color="#000000" style:font-name="Fira Code1" fo:font-size="12pt" fo:font-weight="normal" officeooo:rsid="007875da" officeooo:paragraph-rsid="007d0572" fo:background-color="transparent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style:line-height-at-least="0.2291in"/>
      <style:text-properties fo:color="#000000" style:font-name="Fira Code1" fo:font-size="12pt" fo:font-weight="normal" officeooo:rsid="0036ff09" officeooo:paragraph-rsid="0036ff09" fo:background-color="#fff200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style:line-height-at-least="0.2291in"/>
      <style:text-properties fo:color="#000000" style:font-name="Fira Code1" fo:font-size="12pt" fo:font-weight="normal" officeooo:rsid="005f4d78" officeooo:paragraph-rsid="005f4d78" fo:background-color="#fff685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style:line-height-at-least="0.2291in"/>
      <style:text-properties fo:color="#000000" style:font-name="Fira Code1" fo:font-size="12pt" fo:font-weight="normal" officeooo:rsid="005f4d78" officeooo:paragraph-rsid="006eb6dc" fo:background-color="#fff685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style:line-height-at-least="0.2291in"/>
      <style:text-properties fo:color="#000000" style:font-name="Fira Code1" fo:font-size="12pt" fo:font-weight="normal" officeooo:rsid="005f4d78" officeooo:paragraph-rsid="006f97fb" fo:background-color="#fff685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style:line-height-at-least="0.2291in"/>
      <style:text-properties fo:color="#000000" style:font-name="Fira Code1" fo:font-size="12pt" fo:font-weight="normal" officeooo:rsid="006eb6dc" officeooo:paragraph-rsid="006eb6dc" fo:background-color="#fff685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style:line-height-at-least="0.2291in"/>
      <style:text-properties fo:color="#000000" style:font-name="Fira Code1" fo:font-size="12pt" fo:font-weight="normal" officeooo:rsid="006f97fb" officeooo:paragraph-rsid="006f97fb" fo:background-color="#fff685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style:line-height-at-least="0.2291in"/>
      <style:text-properties fo:color="#000000" style:font-name="Fira Code1" fo:font-size="12pt" fo:font-weight="bold" officeooo:rsid="0044c894" officeooo:paragraph-rsid="00432604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paragraph-properties style:line-height-at-least="0.2291in"/>
      <style:text-properties fo:color="#000000" style:font-name="Fira Code1" fo:font-size="12pt" fo:font-weight="bold" officeooo:rsid="0058231f" officeooo:paragraph-rsid="0058231f" fo:background-color="transparent" style:font-size-asian="10.5pt" style:font-weight-asian="bold" style:font-size-complex="12pt" style:font-weight-complex="bold"/>
    </style:style>
    <style:style style:name="P83" style:family="paragraph" style:parent-style-name="Standard">
      <style:paragraph-properties style:line-height-at-least="0.2291in"/>
      <style:text-properties fo:color="#000000" style:font-name="Fira Code1" fo:font-size="12pt" fo:font-weight="bold" officeooo:rsid="00770edb" officeooo:paragraph-rsid="00770edb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paragraph-properties style:line-height-at-least="0.2291in"/>
      <style:text-properties fo:color="#000000" style:font-name="Fira Code1" fo:font-size="12pt" fo:font-weight="bold" officeooo:rsid="0058231f" officeooo:paragraph-rsid="005951af" fo:background-color="#fff200" style:font-size-asian="10.5pt" style:font-weight-asian="bold" style:font-size-complex="12pt" style:font-weight-complex="bold"/>
    </style:style>
    <style:style style:name="P85" style:family="paragraph" style:parent-style-name="Standard">
      <style:paragraph-properties style:line-height-at-least="0.2291in"/>
      <style:text-properties fo:color="#000000" style:font-name="Fira Code1" fo:font-size="12pt" fo:font-weight="bold" officeooo:rsid="007182cd" officeooo:paragraph-rsid="007182cd" fo:background-color="#ffffff" style:font-size-asian="10.5pt" style:font-weight-asian="bold" style:font-size-complex="12pt" style:font-weight-complex="bold"/>
    </style:style>
    <style:style style:name="P86" style:family="paragraph" style:parent-style-name="Standard">
      <style:paragraph-properties style:line-height-at-least="0.2291in"/>
      <style:text-properties fo:color="#000000" style:font-name="Fira Code1" fo:font-size="12pt" fo:font-weight="bold" officeooo:rsid="005f4d78" officeooo:paragraph-rsid="006eb6dc" fo:background-color="#fff685" style:font-size-asian="10.5pt" style:font-weight-asian="bold" style:font-size-complex="12pt" style:font-weight-complex="bold"/>
    </style:style>
    <style:style style:name="P87" style:family="paragraph" style:parent-style-name="Standard">
      <style:paragraph-properties style:line-height-at-least="0.2291in"/>
      <style:text-properties fo:color="#000000" fo:background-color="#fff685"/>
    </style:style>
    <style:style style:name="P88" style:family="paragraph" style:parent-style-name="Standard">
      <style:text-properties style:font-name="Fira Code1" fo:font-size="12pt" fo:font-weight="normal" officeooo:rsid="00287b42" officeooo:paragraph-rsid="00287b42" fo:background-color="transparent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Fira Code1" fo:font-size="12pt" fo:font-weight="normal" officeooo:rsid="00287b42" officeooo:paragraph-rsid="00295532" fo:background-color="transparent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Fira Code1" fo:font-size="12pt" fo:font-weight="normal" officeooo:rsid="00299e8a" officeooo:paragraph-rsid="00299e8a" fo:background-color="transparent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style:line-height-at-least="0.2291in"/>
      <style:text-properties fo:color="#000000" style:font-name="Fira Code1" fo:font-size="12pt" fo:font-weight="normal" officeooo:rsid="007d0572" officeooo:paragraph-rsid="007d0572" fo:background-color="transparent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style:line-height-at-least="0.2291in"/>
      <style:text-properties fo:color="#000000" style:font-name="Fira Code1" fo:font-size="12pt" fo:font-weight="normal" officeooo:rsid="007dfb6c" officeooo:paragraph-rsid="007dfb6c" fo:background-color="transparent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style:line-height-at-least="0.2291in"/>
      <style:text-properties fo:color="#000000" style:font-name="Fira Code1" fo:font-size="12pt" fo:font-weight="normal" officeooo:rsid="007eb166" officeooo:paragraph-rsid="007eb166" fo:background-color="transparent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style:line-height-at-least="0.2291in"/>
      <style:text-properties fo:color="#000000" style:font-name="Fira Code1" fo:font-size="12pt" fo:font-weight="normal" officeooo:rsid="007f2493" officeooo:paragraph-rsid="007f2493" fo:background-color="transparent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style:line-height-at-least="0.2291in"/>
      <style:text-properties fo:color="#000000" style:font-name="Fira Code" fo:font-size="12pt" fo:font-weight="normal" officeooo:rsid="00809877" officeooo:paragraph-rsid="00809877" fo:background-color="transparent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style:line-height-at-least="0.2291in"/>
      <style:text-properties fo:color="#000000" style:font-name="Fira Code" fo:font-size="12pt" fo:font-weight="normal" officeooo:rsid="00852254" officeooo:paragraph-rsid="00852254" fo:background-color="transparent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style:line-height-at-least="0.2291in"/>
      <style:text-properties fo:color="#000000" style:font-name="Fira Code" fo:font-size="12pt" fo:font-weight="normal" officeooo:rsid="007f2493" officeooo:paragraph-rsid="007f2493" fo:background-color="#fff685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style:line-height-at-least="0.2291in"/>
      <style:text-properties fo:color="#000000" style:font-name="Fira Code" fo:font-size="12pt" fo:font-weight="normal" officeooo:rsid="00809877" officeooo:paragraph-rsid="00809877" fo:background-color="#fff685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style:line-height-at-least="0.2291in"/>
      <style:text-properties fo:color="#000000" style:font-name="Fira Code" fo:font-size="12pt" fo:font-weight="normal" officeooo:rsid="00852254" officeooo:paragraph-rsid="00852254" fo:background-color="#fff685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style:line-height-at-least="0.2291in"/>
      <style:text-properties fo:color="#000000" style:font-name="Fira Code" fo:font-size="12pt" fo:font-weight="normal" fo:background-color="#fff685"/>
    </style:style>
    <style:style style:name="P101" style:family="paragraph" style:parent-style-name="Standard">
      <style:paragraph-properties style:line-height-at-least="0.2291in"/>
      <style:text-properties fo:color="#000000" style:font-name="Fira Code" fo:font-size="12pt" fo:font-style="italic" fo:font-weight="normal" officeooo:paragraph-rsid="00852254" fo:background-color="#fff685"/>
    </style:style>
    <style:style style:name="T1" style:family="text">
      <style:text-properties officeooo:rsid="00225ea7"/>
    </style:style>
    <style:style style:name="T2" style:family="text">
      <style:text-properties fo:background-color="#fff450" loext:char-shading-value="0"/>
    </style:style>
    <style:style style:name="T3" style:family="text">
      <style:text-properties officeooo:rsid="00273ef5"/>
    </style:style>
    <style:style style:name="T4" style:family="text">
      <style:text-properties officeooo:rsid="00287b42"/>
    </style:style>
    <style:style style:name="T5" style:family="text">
      <style:text-properties officeooo:rsid="0029553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7d43" style:font-weight-asian="bold" style:font-weight-complex="bold"/>
    </style:style>
    <style:style style:name="T8" style:family="text">
      <style:text-properties fo:font-weight="bold" officeooo:rsid="002b388a" style:font-weight-asian="bold" style:font-weight-complex="bold"/>
    </style:style>
    <style:style style:name="T9" style:family="text">
      <style:text-properties fo:font-weight="bold" officeooo:rsid="0032ee62" style:font-weight-asian="bold" style:font-weight-complex="bold"/>
    </style:style>
    <style:style style:name="T10" style:family="text">
      <style:text-properties fo:font-weight="bold" officeooo:rsid="0044c894" style:font-weight-asian="bold" style:font-weight-complex="bold"/>
    </style:style>
    <style:style style:name="T11" style:family="text">
      <style:text-properties fo:font-weight="bold" officeooo:rsid="005d391c" style:font-weight-asian="bold" style:font-weight-complex="bold"/>
    </style:style>
    <style:style style:name="T12" style:family="text">
      <style:text-properties fo:font-weight="bold" officeooo:rsid="006aad42" style:font-weight-asian="bold" style:font-weight-complex="bold"/>
    </style:style>
    <style:style style:name="T13" style:family="text">
      <style:text-properties fo:font-weight="bold" officeooo:rsid="006eb6dc" style:font-weight-asian="bold" style:font-weight-complex="bold"/>
    </style:style>
    <style:style style:name="T14" style:family="text">
      <style:text-properties fo:font-weight="bold" officeooo:rsid="0073ed2b" style:font-weight-asian="bold" style:font-weight-complex="bold"/>
    </style:style>
    <style:style style:name="T15" style:family="text">
      <style:text-properties fo:font-weight="bold" officeooo:rsid="007dfb6c" style:font-weight-asian="bold" style:font-weight-complex="bold"/>
    </style:style>
    <style:style style:name="T16" style:family="text">
      <style:text-properties fo:font-weight="bold" fo:background-color="#ffffff" loext:char-shading-value="0" style:font-weight-asian="bold" style:font-weight-complex="bold"/>
    </style:style>
    <style:style style:name="T17" style:family="text">
      <style:text-properties fo:font-weight="bold" fo:background-color="#fff685" loext:char-shading-value="0" style:font-weight-asian="bold" style:font-weight-complex="bold"/>
    </style:style>
    <style:style style:name="T18" style:family="text">
      <style:text-properties officeooo:rsid="002a32ee"/>
    </style:style>
    <style:style style:name="T19" style:family="text">
      <style:text-properties officeooo:rsid="002b388a"/>
    </style:style>
    <style:style style:name="T20" style:family="text">
      <style:text-properties officeooo:rsid="002c7d43"/>
    </style:style>
    <style:style style:name="T21" style:family="text">
      <style:text-properties officeooo:rsid="00343146"/>
    </style:style>
    <style:style style:name="T22" style:family="text">
      <style:text-properties fo:background-color="#fff200" loext:char-shading-value="0"/>
    </style:style>
    <style:style style:name="T23" style:family="text">
      <style:text-properties officeooo:rsid="003ac6bc"/>
    </style:style>
    <style:style style:name="T24" style:family="text">
      <style:text-properties officeooo:rsid="003df875"/>
    </style:style>
    <style:style style:name="T25" style:family="text">
      <style:text-properties officeooo:rsid="003f9240"/>
    </style:style>
    <style:style style:name="T26" style:family="text">
      <style:text-properties officeooo:rsid="00426306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officeooo:rsid="00426306" style:font-size-asian="20pt" style:font-size-complex="20pt"/>
    </style:style>
    <style:style style:name="T29" style:family="text">
      <style:text-properties officeooo:rsid="0044c894"/>
    </style:style>
    <style:style style:name="T30" style:family="text">
      <style:text-properties officeooo:rsid="004bed0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5a1a9f" style:font-weight-asian="normal" style:font-weight-complex="normal"/>
    </style:style>
    <style:style style:name="T33" style:family="text">
      <style:text-properties fo:font-weight="normal" officeooo:rsid="007dfb6c" style:font-weight-asian="normal" style:font-weight-complex="normal"/>
    </style:style>
    <style:style style:name="T34" style:family="text">
      <style:text-properties officeooo:rsid="00519794"/>
    </style:style>
    <style:style style:name="T35" style:family="text">
      <style:text-properties officeooo:rsid="00559fa3"/>
    </style:style>
    <style:style style:name="T36" style:family="text">
      <style:text-properties officeooo:rsid="005a7394"/>
    </style:style>
    <style:style style:name="T37" style:family="text">
      <style:text-properties officeooo:rsid="005d391c"/>
    </style:style>
    <style:style style:name="T38" style:family="text">
      <style:text-properties officeooo:rsid="0062932b"/>
    </style:style>
    <style:style style:name="T39" style:family="text">
      <style:text-properties officeooo:rsid="006aad42"/>
    </style:style>
    <style:style style:name="T40" style:family="text">
      <style:text-properties officeooo:rsid="006d38f1"/>
    </style:style>
    <style:style style:name="T41" style:family="text">
      <style:text-properties officeooo:rsid="006eb6dc"/>
    </style:style>
    <style:style style:name="T42" style:family="text">
      <style:text-properties officeooo:rsid="006f97fb"/>
    </style:style>
    <style:style style:name="T43" style:family="text">
      <style:text-properties fo:background-color="#ffffff" loext:char-shading-value="0"/>
    </style:style>
    <style:style style:name="T44" style:family="text">
      <style:text-properties officeooo:rsid="0071a057"/>
    </style:style>
    <style:style style:name="T45" style:family="text">
      <style:text-properties officeooo:rsid="007b8910"/>
    </style:style>
    <style:style style:name="T46" style:family="text">
      <style:text-properties officeooo:rsid="007d0572"/>
    </style:style>
    <style:style style:name="T47" style:family="text">
      <style:text-properties officeooo:rsid="007dfb6c"/>
    </style:style>
    <style:style style:name="T48" style:family="text">
      <style:text-properties fo:background-color="#fff685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EP PEMEROGRAMAN</text:p>
      <text:p text:style-name="P2"/>
      <text:p text:style-name="P2">1. konsep OOP</text:p>
      <text:p text:style-name="P7"/>
      <text:p text:style-name="P11">OOP adalah</text:p>
      <text:p text:style-name="P2"/>
      <text:p text:style-name="P2">2. Class dan Object</text:p>
      <text:p text:style-name="P6"/>
      <text:p text:style-name="P6">sudah kesepakatan dari Programer bahwa variabel class dinamai dengan huruf besar di awal</text:p>
      <text:p text:style-name="P6"><text:tab/>exp: class Produk {……..}</text:p>
      <text:p text:style-name="P2"/>
      <text:p text:style-name="P2">3. Property dan Method</text:p>
      <text:p text:style-name="P6"/>
      <text:p text:style-name="P6">Property Adalah </text:p>
      <text:p text:style-name="P6"><text:tab/>variabel dalam class/object bisa kita sebut property</text:p>
      <text:p text:style-name="P6"/>
      <text:p text:style-name="P6">Method <text:span text:style-name="T18">(Perilaku / Behavior) </text:span>Adalah</text:p>
      <text:p text:style-name="P6"><text:tab/>Function dalam class/object bisa kita sebut method</text:p>
      <text:p text:style-name="P6"/>
      <text:p text:style-name="P10">Pengenalan arrow dan this pada PHP this→$variabel di luar function (karna php itu function <text:s/><text:span text:style-name="T1">scope</text:span>)</text:p>
      <text:p text:style-name="P2"/>
      <text:p text:style-name="P2">4. Construction</text:p>
      <text:p text:style-name="P4"/>
      <text:p text:style-name="P4"/>
      <text:p text:style-name="P6">apa itu magic mathod?</text:p>
      <text:p text:style-name="P6">magic mathod PHP = __constraction()</text:p>
      <text:p text:style-name="P6"/>
      <text:p text:style-name="P3">5. Object Type</text:p>
      <text:p text:style-name="P5"/>
      <text:p text:style-name="P5"/>
      <text:p text:style-name="P8">apa itu magic mathod?</text:p>
      <text:p text:style-name="P8">magic mathod PHP = __constraction()</text:p>
      <text:p text:style-name="P8"/>
      <text:p text:style-name="P14">class CetakInfoProduk { <text:s text:c="44"/></text:p>
      <text:p text:style-name="P17"><text:tab/>public function cetak( Produk $produk) { <text:s text:c="20"/></text:p>
      <text:p text:style-name="P18"><text:tab/><text:tab/> <text:s text:c="55"/></text:p>
      <text:p text:style-name="P19"><text:tab/><text:span text:style-name="T3">=&gt; maksudnya kita bisa memberi type(Object) pada <text:tab/><text:tab/><text:tab/> <text:s text:c="2"/><text:tab/>parameter method/function jadi selain object parameter <text:tab/> <text:s text:c="2"/><text:tab/>akan di tolak <text:s text:c="47"/></text:span></text:p>
      <text:p text:style-name="P18"><text:s text:c="69"/></text:p>
      <text:p text:style-name="P17"><text:tab/>} <text:s text:c="59"/></text:p>
      <text:p text:style-name="P13"><text:span text:style-name="T2">} <text:s text:c="64"/></text:span><text:s text:c="2"/></text:p>
      <text:p text:style-name="P12"/>
      <text:p text:style-name="P25"><text:soft-page-break/><text:span text:style-name="T21">6</text:span>. <text:span text:style-name="T4">Inhiretance</text:span></text:p>
      <text:p text:style-name="P9"/>
      <text:p text:style-name="P88">=&gt; menciptakan Hirarki antar class (Parent &amp; Chaild)</text:p>
      <text:p text:style-name="P89">=&gt; Child-class</text:p>
      <text:p text:style-name="P89"><text:tab/>→<text:span text:style-name="T5"> </text:span>mewarisi semua property dan method dari parent-class nya <text:tab/><text:tab/> <text:s/>(yang visibel)</text:p>
      <text:p text:style-name="P89"><text:tab/>→<text:span text:style-name="T5"> memperluas (extends) fungsionalitas dari parent-nya</text:span></text:p>
      <text:p text:style-name="P90"/>
      <text:p text:style-name="P90">Kenapa kita butuh <text:span text:style-name="T6">Inhiretance</text:span>? </text:p>
      <text:p text:style-name="P90"/>
      <text:p text:style-name="P90"/>
      <text:p text:style-name="P15">class <text:span text:style-name="T19">Mobilsport </text:span><text:span text:style-name="T8">exten</text:span><text:span text:style-name="T9">ds</text:span><text:span text:style-name="T19"> Mobil</text:span> { <text:s text:c="44"/></text:p>
      <text:p text:style-name="P20"><text:tab/><text:span text:style-name="T20">=&gt; kita dapat mewarisi semua property dan method dari class <text:s/><text:tab/> <text:s text:c="2"/>mobil dengan memberi sintax </text:span><text:span text:style-name="T7">ext</text:span><text:span text:style-name="T9">e</text:span><text:span text:style-name="T7">n</text:span><text:span text:style-name="T9">ds</text:span><text:span text:style-name="T7"> [nama_parent_class]</text:span><text:tab/> <text:s text:c="50"/></text:p>
      <text:p text:style-name="P16">} <text:s text:c="64"/></text:p>
      <text:p text:style-name="P16"/>
      <text:p text:style-name="P16"/>
      <text:p text:style-name="P16"/>
      <text:p text:style-name="P38">Perilaku dari kelas Child</text:p>
      <text:p text:style-name="P39">=&gt; </text:p>
      <text:p text:style-name="P39"/>
      <text:p text:style-name="P39"/>
      <text:p text:style-name="P26">7. Overriding</text:p>
      <text:p text:style-name="P26"/>
      <text:p text:style-name="P40">overriding/membaca ulang </text:p>
      <text:p text:style-name="P40">mengunakan function dengan nama yg sama dengan Parent nya dengan sintax <text:span text:style-name="T22">parent::nama_function</text:span></text:p>
      <text:p text:style-name="P75"/>
      <text:p text:style-name="P21">class Game extends Produk { <text:s text:c="104"/></text:p>
      <text:p text:style-name="P23"><text:tab/>public $waktuMain; <text:s text:c="42"/></text:p>
      <text:p text:style-name="P87"><text:s text:c="158"/></text:p>
      <text:p text:style-name="P23"><text:tab/>public function __construct( <text:s text:c="32"/></text:p>
      <text:p text:style-name="P23"><text:tab/><text:tab/>$judul="judul", <text:s text:c="40"/></text:p>
      <text:p text:style-name="P23"><text:s text:c="10"/>$penulis="penulis", <text:s text:c="38"/></text:p>
      <text:p text:style-name="P23"><text:s text:c="10"/>$penerbit="penerbit", <text:s text:c="35"/></text:p>
      <text:p text:style-name="P23"><text:s text:c="10"/>$harga=0, <text:s text:c="46"/></text:p>
      <text:p text:style-name="P23"><text:s text:c="10"/>$waktuMain=0) { <text:s text:c="40"/></text:p>
      <text:p text:style-name="P23"><text:tab/>parent::__construct($judul, $penulis, $penerbit, $harga);<text:tab/> <text:s/></text:p>
      <text:p text:style-name="P23"><text:tab/>$this-&gt;waktuMain = $waktuMain; <text:s text:c="30"/></text:p>
      <text:p text:style-name="P23">} <text:s text:c="64"/></text:p>
      <text:p text:style-name="P21"/>
      <text:p text:style-name="P41">pada contoh di atas fingsi __construct digunakan 2 kali </text:p>
      <text:p text:style-name="P27"><text:soft-page-break/><text:span text:style-name="T23">8</text:span>. <text:span text:style-name="T23">Visibility</text:span></text:p>
      <text:p text:style-name="P27"/>
      <text:p text:style-name="P42">visibility/akses modifire adalah konsep yang digunakan untuk mengatur akses <text:span text:style-name="T6">property</text:span> dan <text:span text:style-name="T6">method</text:span> pada sebuah object</text:p>
      <text:p text:style-name="P42"/>
      <text:p text:style-name="P43">ada 3 keyword visability</text:p>
      <text:p text:style-name="P43">=&gt; <text:span text:style-name="T6">public</text:span>, dapat digunakan dimana saja, bahkan di luar kelas</text:p>
      <text:p text:style-name="P43">=&gt; <text:span text:style-name="T6">protected</text:span>, hanya dapat <text:span text:style-name="T24">digunakan di dalam sebuah kelas beserta <text:tab/><text:tab/>turunannya</text:span></text:p>
      <text:p text:style-name="P43">=&gt; <text:span text:style-name="T6">private</text:span>, <text:span text:style-name="T25">hanya dapat di gunakan di dalam sebuah kelas tertentu <text:tab/><text:tab/>saja</text:span></text:p>
      <text:p text:style-name="P43"/>
      <text:p text:style-name="P44">kenapa perlu visability?</text:p>
      <text:p text:style-name="P44">=&gt; hanya memperlihatkan aspek dari class yang di butuhkan ‘client’</text:p>
      <text:p text:style-name="P44">=&gt; menentukan kebutuhan yang jelas untuk Object</text:p>
      <text:p text:style-name="P49">=&gt; memberikan kendali pada kode untuk mengkindari ‘bug’</text:p>
      <text:p text:style-name="P49"/>
      <text:p text:style-name="P49"/>
      <text:p text:style-name="P28"><text:span text:style-name="T26">9</text:span>. <text:span text:style-name="T26">Accessor Method </text:span><text:span text:style-name="T28">(Setters &amp; Getters)</text:span></text:p>
      <text:p text:style-name="P36"/>
      <text:p text:style-name="P51">Set &amp; Get Adalah</text:p>
      <text:p text:style-name="P45"/>
      <text:p text:style-name="P45"><text:span text:style-name="T29">magic mathod PHP === </text:span><text:span text:style-name="T6">__</text:span><text:span text:style-name="T10">set()</text:span><text:span text:style-name="T29"> &amp; </text:span><text:span text:style-name="T10">__get()</text:span></text:p>
      <text:p text:style-name="P81"/>
      <text:p text:style-name="P29"><text:span text:style-name="T28">1</text:span><text:span text:style-name="T27">0. Static Keyword</text:span></text:p>
      <text:p text:style-name="P37"/>
      <text:p text:style-name="P50">Class merupakan template dari Object, Object merupakan class yang di intansiasi.</text:p>
      <text:p text:style-name="P50"/>
      <text:p text:style-name="P50">Tapi kita bisa mengakses property dan method dalam konteks kelas, maksudnya kita dapat mengakses property dan method tanpa melakukan instansiasi. Mengunakan static keyword.</text:p>
      <text:p text:style-name="P50"/>
      <text:p text:style-name="P47"><text:span text:style-name="T30">Kegunaan Static keyword</text:span>?</text:p>
      <text:p text:style-name="P47">=&gt; <text:span text:style-name="T30">member(method/property) yg terikat dengan ‘class’</text:span></text:p>
      <text:p text:style-name="P47">=&gt; <text:span text:style-name="T30">nilai static akan selalu tetap meski objct di insiasi berulang kali</text:span></text:p>
      <text:p text:style-name="P52">=&gt; membuat kode ‘prosedural’</text:p>
      <text:p text:style-name="P52">=&gt; bisa di gunakan untuk membuat fungsi bantuan/helper</text:p>
      <text:p text:style-name="P52">=&gt; digunakan di class-class utility pada framework</text:p>
      <text:p text:style-name="P23"><text:soft-page-break/>class ContohStatic { <text:s text:c="110"/></text:p>
      <text:p text:style-name="P23"><text:tab/>public static $angka = 1; <text:s text:c="35"/></text:p>
      <text:p text:style-name="P24"><text:tab/> <text:s text:c="60"/></text:p>
      <text:p text:style-name="P24"><text:tab/>public static function halo() { <text:s text:c="29"/></text:p>
      <text:p text:style-name="P23"><text:tab/><text:tab/>return "Halo" . self::$angka . " kali."; <text:s text:c="15"/></text:p>
      <text:p text:style-name="P23"><text:tab/>} <text:s text:c="59"/></text:p>
      <text:p text:style-name="P23">} <text:s text:c="64"/></text:p>
      <text:p text:style-name="P23">echo "Tanpa Inisiasi : " . ContohStatic::$angka; <text:s text:c="17"/></text:p>
      <text:p text:style-name="P23">echo "&lt;hr&gt;"; <text:s text:c="53"/></text:p>
      <text:p text:style-name="P23">echo ContohStatic::halo(); <text:s text:c="41"/></text:p>
      <text:p text:style-name="P50"/>
      <text:p text:style-name="P46"/>
      <text:p text:style-name="P30">11. Constant</text:p>
      <text:p text:style-name="P30"/>
      <text:p text:style-name="P53">constant =&gt; “ adalah sebuah <text:span text:style-name="T6">Identifire</text:span> untuk menyimpan <text:span text:style-name="T6">nilai</text:span> ”</text:p>
      <text:p text:style-name="P54">bedanya dengan variabel? Constant nilainya tidak bisa di rubah seperti variabel <text:span text:style-name="T6">const </text:span>pada javascript</text:p>
      <text:p text:style-name="P54"/>
      <text:p text:style-name="P54">pada PHP ada 2 keyword constant = <text:span text:style-name="T6">const</text:span>,<text:span text:style-name="T6"> difine(</text:span><text:span text:style-name="T34">nama, value</text:span><text:span text:style-name="T6">).</text:span></text:p>
      <text:p text:style-name="P55">Pada PHP disarankan menamakan constant dengan <text:span text:style-name="T6">huruf besar</text:span></text:p>
      <text:p text:style-name="P55"/>
      <text:p text:style-name="P56">variabel constant tidak usah di beri $</text:p>
      <text:p text:style-name="P56"/>
      <text:p text:style-name="P56">1. difine() =&gt; tidak bisa di<text:span text:style-name="T35">simpan</text:span> di class, hanya bisa menjadi <text:tab/><text:tab/><text:tab/><text:tab/>variabel global<text:tab/></text:p>
      <text:p text:style-name="P56">2. const =&gt; bisa di simpan dalam class dan aplikatif pada OOP</text:p>
      <text:p text:style-name="P56"/>
      <text:p text:style-name="P84">Magic Constant pada PHP</text:p>
      <text:p text:style-name="P70">ditandai dengan __nama constat__ 2 underscore </text:p>
      <text:p text:style-name="P82"><text:span text:style-name="T31">__LINE__ </text:span><text:span text:style-name="T32">= lokasi line/baris</text:span></text:p>
      <text:p text:style-name="P82"><text:span text:style-name="T31">__FILE__ </text:span><text:span text:style-name="T32">= lokasi file</text:span></text:p>
      <text:p text:style-name="P71">__DIR__</text:p>
      <text:p text:style-name="P71">__FUNCTION__</text:p>
      <text:p text:style-name="P82"><text:span text:style-name="T31">__CLASS__ </text:span><text:span text:style-name="T32">= lokasi class</text:span></text:p>
      <text:p text:style-name="P71">__TRAIT__</text:p>
      <text:p text:style-name="P71">__METHOD__</text:p>
      <text:p text:style-name="P71">__NAMESPACE__</text:p>
      <text:p text:style-name="P71"/>
      <text:p text:style-name="P71"/>
      <text:p text:style-name="P71"/>
      <text:p text:style-name="P32"/>
      <text:p text:style-name="P31"><text:soft-page-break/>1<text:span text:style-name="T36">3</text:span>. <text:span text:style-name="T36">Abstact Class [ OOP Lanjutan]</text:span></text:p>
      <text:p text:style-name="P31"/>
      <text:p text:style-name="P48"><text:span text:style-name="T37">Abstract Class</text:span>?</text:p>
      <text:p text:style-name="P48">=&gt; <text:span text:style-name="T37">Sebuah kelas yg </text:span><text:span text:style-name="T11">tidak dapat di-instasiasi</text:span></text:p>
      <text:p text:style-name="P57">=&gt; kelas ‘Abstract’</text:p>
      <text:p text:style-name="P57">=&gt; mendefinisikan interface untuk kelas lain yang menjadi <text:tab/>turunannya</text:p>
      <text:p text:style-name="P59">=&gt; berperan sebagai ‘kerangka dasar’ untuk kelas turunanya</text:p>
      <text:p text:style-name="P59">=&gt; harus memiliki minimal 1 <text:span text:style-name="T6">method abstract</text:span></text:p>
      <text:p text:style-name="P59">=&gt; digunakan dalam <text:span text:style-name="T6">pewarisan</text:span>/inheritance untuk <text:span text:style-name="T6">memakaskan <text:tab/></text:span>implementasi method abstract yg sama untuk kelas turunanya</text:p>
      <text:p text:style-name="P59"/>
      <text:p text:style-name="P60">[2]</text:p>
      <text:p text:style-name="P60">=&gt; semua kelas turunanya, harus mengimplementasikan method <text:tab/>abstract yg ada di class abstract</text:p>
      <text:p text:style-name="P60">=&gt; kelas abstract boleh memiliki property/method reguler</text:p>
      <text:p text:style-name="P60">=&gt; kelas abstract boleh memiliki property/static method</text:p>
      <text:p text:style-name="P59"/>
      <text:p text:style-name="P59"/>
      <text:p text:style-name="P76">abstract class Buah { <text:s text:c="47"/><text:tab/>private $warna; <text:s text:c="45"/></text:p>
      <text:p text:style-name="P76"><text:tab/>abstract public function makan(); <text:s text:c="27"/></text:p>
      <text:p text:style-name="P76">} <text:s text:c="64"/></text:p>
      <text:p text:style-name="P76">**<text:span text:style-name="T38">method makan() hanya interface, implementasinya ada di turunanya</text:span></text:p>
      <text:p text:style-name="P76"/>
      <text:p text:style-name="P61">Alasan mengunakan kelas Abstract?</text:p>
      <text:p text:style-name="P61">=&gt; mempersentasikan ide atau konsep dasar</text:p>
      <text:p text:style-name="P61">=&gt; “Composition over inheritance”</text:p>
      <text:p text:style-name="P64">=&gt; salah satu cara menerapkan konsep Polimorphism</text:p>
      <text:p text:style-name="P65">=&gt; sentralisasi logic</text:p>
      <text:p text:style-name="P65">=&gt; mempermudah kerja tim</text:p>
      <text:p text:style-name="P58"/>
      <text:p text:style-name="P33">14. Interface</text:p>
      <text:p text:style-name="P66"/>
      <text:p text:style-name="P66">Devinisi Interface</text:p>
      <text:p text:style-name="P62">=&gt; <text:span text:style-name="T12">kelas abstract </text:span><text:span text:style-name="T39">yang sama sekali tidak memiliki implementasi</text:span></text:p>
      <text:p text:style-name="P66">=&gt; <text:span text:style-name="T6">murni </text:span>merupakan tamplate untuk class turunanya</text:p>
      <text:p text:style-name="P67">=&gt; <text:span text:style-name="T6">tidak boleh</text:span> memiliki property, hanya deklarasi methodnya saja</text:p>
      <text:p text:style-name="P67">=&gt; <text:span text:style-name="T40">tidak bisa di inisiasi</text:span></text:p>
      <text:p text:style-name="P68">=&gt; semua methodnyaharus di deklarasikan dengan visibility <text:span text:style-name="T6">public</text:span></text:p>
      <text:p text:style-name="P68"><text:span text:style-name="T43">=&gt; boleh mendeklarasikan </text:span><text:span text:style-name="T16">__constracter</text:span></text:p>
      <text:p text:style-name="P68"><text:soft-page-break/><text:span text:style-name="T43">=&gt; satu kelas boleh mengimplementasikan banyak </text:span><text:span text:style-name="T16">Interface</text:span></text:p>
      <text:p text:style-name="P69"><text:span text:style-name="T16">=&gt; </text:span><text:span text:style-name="T43">dengan mengunakan type-hinting dapat melakukan </text:span><text:span text:style-name="T16">‘Depidency inject’</text:span></text:p>
      <text:p text:style-name="P69"><text:span text:style-name="T16">=&gt; </text:span><text:span text:style-name="T43">pada akhirnya akan mencapai </text:span><text:span text:style-name="T16">Polimorphism</text:span><text:span text:style-name="T43">(punyabanyak interface)</text:span></text:p>
      <text:p text:style-name="P85"/>
      <text:p text:style-name="P85"/>
      <text:p text:style-name="P77"><text:span text:style-name="T13">interface</text:span> Buah { <text:s text:c="84"/><text:tab/><text:span text:style-name="T41">public function makan();</text:span> <text:s text:c="36"/></text:p>
      <text:p text:style-name="P77"><text:tab/><text:span text:style-name="T41">public function setWarna($warna);</text:span> <text:s text:c="27"/></text:p>
      <text:p text:style-name="P77">} <text:s text:c="64"/></text:p>
      <text:p text:style-name="P77">**<text:span text:style-name="T41">interface tidak boleh memiliki property <text:s text:c="24"/></text:span></text:p>
      <text:p text:style-name="P77"/>
      <text:p text:style-name="P77">class <text:span text:style-name="T41">Apel </text:span><text:span text:style-name="T13">i</text:span><text:span text:style-name="T14">mplements</text:span><text:span text:style-name="T41"> Buah, Benda</text:span> { // <text:span text:style-name="T44">bisa punya banyak interface</text:span> <text:s text:c="42"/><text:tab/>p<text:span text:style-name="T41">rotected</text:span> $warna; <text:s text:c="43"/></text:p>
      <text:p text:style-name="P77"><text:tab/>public function makan() <text:span text:style-name="T41">{ <text:s text:c="35"/></text:span></text:p>
      <text:p text:style-name="P79"><text:tab/><text:tab/>// implementasi<text:tab/><text:tab/><text:tab/><text:tab/><text:tab/><text:tab/><text:tab/><text:tab/> <text:s/></text:p>
      <text:p text:style-name="P77"><text:span text:style-name="T41"><text:tab/>}</text:span>; <text:s text:c="3"/><text:tab/><text:tab/><text:tab/><text:tab/><text:tab/><text:tab/><text:tab/><text:tab/><text:tab/><text:tab/><text:tab/> <text:s/></text:p>
      <text:p text:style-name="P77"><text:s text:c="5"/><text:span text:style-name="T41">public function setWarna($warna) {<text:tab/><text:tab/> <text:s text:c="2"/><text:tab/><text:tab/><text:tab/> <text:s text:c="6"/></text:span></text:p>
      <text:p text:style-name="P77"><text:s text:c="11"/><text:span text:style-name="T41">$this→warna = $warna;</text:span> <text:s text:c="54"/></text:p>
      <text:p text:style-name="P77"><text:span text:style-name="T41"><text:tab/>}</text:span> <text:s text:c="59"/></text:p>
      <text:p text:style-name="P77">} <text:s text:c="64"/></text:p>
      <text:p text:style-name="P78">** <text:span text:style-name="T42">turunan dari interface harus mengimplementasikan semua method <text:s text:c="2"/>dari interface <text:s text:c="51"/></text:span></text:p>
      <text:p text:style-name="P80">** pada child method di beri fungsi/implementasi <text:s text:c="54"/></text:p>
      <text:p text:style-name="P86"/>
      <text:p text:style-name="P86"/>
      <text:p text:style-name="P34">15. Auitoloading</text:p>
      <text:p text:style-name="P63"/>
      <text:p text:style-name="P83">=&gt;<text:span text:style-name="T31"> memenggil class (file) tanpa mengunakan </text:span>require|<text:span text:style-name="T31">secara otomatis</text:span></text:p>
      <text:p text:style-name="P72">karna nanti dalam OOP disarankan 1 class ditulis dalam 1 file</text:p>
      <text:p text:style-name="P72"/>
      <text:p text:style-name="P72">kenapa memang dg require? Ketika project menjadi besar dan dikerjakan oleh banyak orang, pengunaan require akan terasa sulit</text:p>
      <text:p text:style-name="P72"/>
      <text:p text:style-name="P73">autoloding di PHP mengunakan <text:span text:style-name="T45">fungsi bawan</text:span> spl_autoload_register();</text:p>
      <text:p text:style-name="P73">spl = standart PHP liblary</text:p>
      <text:p text:style-name="P73"/>
      <text:p text:style-name="P22">spl_autoload_register(function($class){ <text:s text:c="27"/></text:p>
      <text:p text:style-name="P23"><text:tab/>require_once __DIR__ . 'Produk/' . $class . '.php'; <text:s text:c="9"/></text:p>
      <text:p text:style-name="P23">}); <text:s text:c="63"/></text:p>
      <text:p text:style-name="P73"/>
      <text:p text:style-name="P72"><text:s/></text:p>
      <text:p text:style-name="P72"/>
      <text:p text:style-name="P35"><text:soft-page-break/>1<text:span text:style-name="T46">7. Namespace</text:span></text:p>
      <text:p text:style-name="P74"/>
      <text:p text:style-name="P91">namespace adalah <text:span text:style-name="T47">Sebuah cara untuk mengelompokan program ke dalam sebuah </text:span><text:span text:style-name="T15">package</text:span><text:span text:style-name="T47"> tersendiri/ memiliki identitas tersendiri. Tehnik ini juga bisa di sebut tehnik </text:span><text:span text:style-name="T15">enkapsulasi. </text:span></text:p>
      <text:p text:style-name="P91"><text:span text:style-name="T33"/></text:p>
      <text:p text:style-name="P92">Kenapa pakai namespace?</text:p>
      <text:p text:style-name="P92">=&gt; PHP tidak mengijinkan kita untuk memiliki 2 class dengan nama yang sama</text:p>
      <text:p text:style-name="P92"/>
      <text:p text:style-name="P93">sebenarnya tidak masalah jika kita bekerja sendiri, Karna kita tau nama class yg kita buat. Tapi :</text:p>
      <text:p text:style-name="P93">=&gt; bagai mana jika bekerja dalam tim?</text:p>
      <text:p text:style-name="P93">=&gt; bagai mana kalau kita mengunakan script/liblery pihak ke-3 atau orang lain.</text:p>
      <text:p text:style-name="P93"/>
      <text:p text:style-name="P93">Apakah kita bisa mengkindari penamaan class yg sama?(kalau manual)</text:p>
      <text:p text:style-name="P93"/>
      <text:p text:style-name="P97">&lt;?php namespace App\Service; <text:s text:c="37"/></text:p>
      <text:p text:style-name="P97">** tapi class yg di beri namespace di inisiasi dengan cara yg beda</text:p>
      <text:p text:style-name="P97"><text:s text:c="67"/></text:p>
      <text:p text:style-name="P97">new App\Service\User(); <text:s text:c="65"/></text:p>
      <text:p text:style-name="P97"/>
      <text:p text:style-name="P95">penulisan namespace yang disarankan oleh PHP adalah</text:p>
      <text:p text:style-name="P95">namespace <text:span text:style-name="T17">Vendor(pembuat atau nama app)\Namespace\SubNamespace;</text:span></text:p>
      <text:p text:style-name="P95"><text:span text:style-name="T17"/></text:p>
      <text:p text:style-name="P98">spl_autoload_register(function($class){ <text:s text:c="28"/></text:p>
      <text:p text:style-name="P101"><text:tab/>// App\Produk\User = ["App", "Produk", "User"] <text:s text:c="14"/></text:p>
      <text:p text:style-name="P101"><text:s text:c="67"/></text:p>
      <text:p text:style-name="P100"><text:tab/>$class = explode('\\', $class); <text:s text:c="29"/></text:p>
      <text:p text:style-name="P100"><text:tab/>$class = end($class); <text:s text:c="39"/></text:p>
      <text:p text:style-name="P100"><text:tab/>require_once __DIR__ . '/Produk/' . $class . '.php'; <text:s text:c="8"/></text:p>
      <text:p text:style-name="P100">}); <text:s text:c="62"/></text:p>
      <text:p text:style-name="P95"><text:span text:style-name="T48"/></text:p>
      <text:p text:style-name="P96">untuk mempermudah dalam mengunakan namespace kita bisa mengunakan <text:span text:style-name="T6">Alias atau as</text:span>, cuntoh:</text:p>
      <text:p text:style-name="P96"/>
      <text:p text:style-name="P99">use App\Service\User as ServiceUser; <text:s text:c="31"/></text:p>
      <text:p text:style-name="P99">new ServiceUser() <text:s text:c="48"/></text:p>
      <text:p text:style-name="P96"><text:s/></text:p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, 'Source Code Pro', 'Droid Sans Mono', monospace, monospace, 'Droid Sans Fallback'"/>
    <style:font-face style:name="Lohit Devanagari1" svg:font-family="'Lohit Devanagari'"/>
    <style:font-face style:name="Fira Code1" svg:font-family="'Fira Cod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5:41:11.622396202</meta:creation-date>
    <dc:date>2019-06-12T17:01:45.059409799</dc:date>
    <meta:editing-duration>PT12H41M29S</meta:editing-duration>
    <meta:editing-cycles>93</meta:editing-cycles>
    <meta:generator>LibreOffice/6.0.7.3$Linux_X86_64 LibreOffice_project/00m0$Build-3</meta:generator>
    <meta:document-statistic meta:table-count="0" meta:image-count="0" meta:object-count="0" meta:page-count="7" meta:paragraph-count="184" meta:word-count="1017" meta:character-count="10412" meta:non-whitespace-character-count="6286"/>
  </office:meta>
</office:document-meta>
</file>